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msListeningContainer.refreshShared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msListeningContain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ConnectionNotInitializedException.SharedConnectionNotInitialize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ingContainer.setClientId( @ Nullable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ingContainer.setAutoStartup( boolean auto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ingContainer.logRejectedTask( Object task , Runtime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msListeningContainer.startShared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JmsListeningContain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msListeningContainer.establishShared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msListeningContainer.do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JmsListeningContainer.isAuto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ingContainer.do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msListeningContaine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JmsListeningContainer.getPausedTask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msListeningContainer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ingContainer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ingContain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msListeningContaine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msListeningContainer.getShared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JmsListeningContainer.isRunn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ingContainer.validat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msListeningContainer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msListeningContainer.setPhase( int ph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ingContainer.rescheduleTaskIfNecessary( Object tas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JmsListeningContainer.resumePausedTask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JmsListeningContainer.doRescheduleTask( Object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msListeningContainer.createShared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msListeningContainer.shutdow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JmsListeningContainer.getCli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ingContainer.running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ingContainer.setBeanName( @ Nullable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ListeningContainer.stopShared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JmsListeningContainer.prepareSharedConnection( Connection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